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office:value-type="string" calcext:value-type="string">
            <text:p>stop_attack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stop_attack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current_move</text:p>
          </table:table-cell>
          <table:table-cell table:number-columns-repeated="2"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2:FARM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20:11:43.128879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4T20:11:56.890829110</dc:date>
    <meta:editing-duration>P3DT8H2M29S</meta:editing-duration>
    <meta:editing-cycles>2737</meta:editing-cycles>
    <dc:creator>Ilya Shpigor</dc:creator>
    <meta:document-statistic meta:table-count="5" meta:cell-count="455" meta:object-count="0"/>
  </office:meta>
</office:document-meta>
</file>